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4791in"/>
    </style:style>
    <style:style style:name="co3" style:family="table-column">
      <style:table-column-properties fo:break-before="auto" style:column-width="1.6835in"/>
    </style:style>
    <style:style style:name="co4" style:family="table-column">
      <style:table-column-properties fo:break-before="auto" style:column-width="0.3429in"/>
    </style:style>
    <style:style style:name="co5" style:family="table-column">
      <style:table-column-properties fo:break-before="auto" style:column-width="2.8516in"/>
    </style:style>
    <style:style style:name="co6" style:family="table-column">
      <style:table-column-properties fo:break-before="auto" style:column-width="1.0398in"/>
    </style:style>
    <style:style style:name="co7" style:family="table-column">
      <style:table-column-properties fo:break-before="auto" style:column-width="1.1043in"/>
    </style:style>
    <style:style style:name="co8" style:family="table-column">
      <style:table-column-properties fo:break-before="auto" style:column-width="1.0717in"/>
    </style:style>
    <style:style style:name="co9" style:family="table-column">
      <style:table-column-properties fo:break-before="auto" style:column-width="0.9in"/>
    </style:style>
    <style:style style:name="co10" style:family="table-column">
      <style:table-column-properties fo:break-before="auto" style:column-width="0.9862in"/>
    </style:style>
    <style:style style:name="co11" style:family="table-column">
      <style:table-column-properties fo:break-before="auto" style:column-width="1.18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mutual information</text:p>
          </table:table-cell>
          <table:table-cell office:value-type="string" calcext:value-type="string">
            <text:p>PC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927815181295" calcext:value-type="float">
            <text:p>0.0927815181</text:p>
          </table:table-cell>
          <table:table-cell office:value-type="float" office:value="0.0903658490784" calcext:value-type="float">
            <text:p>0.090365849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943339901633" calcext:value-type="float">
            <text:p>0.0943339902</text:p>
          </table:table-cell>
          <table:table-cell office:value-type="float" office:value="-0.0570241331357" calcext:value-type="float">
            <text:p>-0.057024133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503507516099" calcext:value-type="float">
            <text:p>0.0503507516</text:p>
          </table:table-cell>
          <table:table-cell office:value-type="float" office:value="-0.108275322408" calcext:value-type="float">
            <text:p>-0.108275322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647941896087" calcext:value-type="float">
            <text:p>0.0647941896</text:p>
          </table:table-cell>
          <table:table-cell office:value-type="float" office:value="-0.136978806044" calcext:value-type="float">
            <text:p>-0.13697880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935124199835" calcext:value-type="float">
            <text:p>0.09351242</text:p>
          </table:table-cell>
          <table:table-cell office:value-type="float" office:value="-0.27944604895" calcext:value-type="float">
            <text:p>-0.27944604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727823627762" calcext:value-type="float">
            <text:p>0.0727823628</text:p>
          </table:table-cell>
          <table:table-cell office:value-type="float" office:value="-0.240633071022" calcext:value-type="float">
            <text:p>-0.24063307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135868863238" calcext:value-type="float">
            <text:p>0.1358688632</text:p>
          </table:table-cell>
          <table:table-cell office:value-type="float" office:value="-0.056754944436" calcext:value-type="float">
            <text:p>-0.056754944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145727801883" calcext:value-type="float">
            <text:p>0.1457278019</text:p>
          </table:table-cell>
          <table:table-cell office:value-type="float" office:value="-0.269771556199" calcext:value-type="float">
            <text:p>-0.269771556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75711781208" calcext:value-type="float">
            <text:p>0.0757117812</text:p>
          </table:table-cell>
          <table:table-cell office:value-type="float" office:value="-0.2575723079" calcext:value-type="float">
            <text:p>-0.257572307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638528580214" calcext:value-type="float">
            <text:p>0.6385285802</text:p>
          </table:table-cell>
          <table:table-cell office:value-type="float" office:value="-0.153142068977" calcext:value-type="float">
            <text:p>-0.15314206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0265637876126" calcext:value-type="float">
            <text:p>0.0026563788</text:p>
          </table:table-cell>
          <table:table-cell office:value-type="float" office:value="-0.00165618433508" calcext:value-type="float">
            <text:p>-0.001656184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449040492121" calcext:value-type="float">
            <text:p>0.0449040492</text:p>
          </table:table-cell>
          <table:table-cell office:value-type="float" office:value="-0.0265642530035" calcext:value-type="float">
            <text:p>-0.02656425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.45974463891" calcext:value-type="float">
            <text:p>1.4597446389</text:p>
          </table:table-cell>
          <table:table-cell office:value-type="float" office:value="-0.0405194946927" calcext:value-type="float">
            <text:p>-0.040519494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.46217742955" calcext:value-type="float">
            <text:p>1.4621774296</text:p>
          </table:table-cell>
          <table:table-cell office:value-type="float" office:value="-0.239823577546" calcext:value-type="float">
            <text:p>-0.239823577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.17869960407" calcext:value-type="float">
            <text:p>1.1786996041</text:p>
          </table:table-cell>
          <table:table-cell office:value-type="float" office:value="-0.145964132024" calcext:value-type="float">
            <text:p>-0.14596413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179751652551" calcext:value-type="float">
            <text:p>0.1797516526</text:p>
          </table:table-cell>
          <table:table-cell office:value-type="float" office:value="-0.126357792377" calcext:value-type="float">
            <text:p>-0.126357792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.10318383783" calcext:value-type="float">
            <text:p>1.1031838378</text:p>
          </table:table-cell>
          <table:table-cell office:value-type="float" office:value="-0.142963813521" calcext:value-type="float">
            <text:p>-0.142963813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21913985306" calcext:value-type="float">
            <text:p>0.2191398531</text:p>
          </table:table-cell>
          <table:table-cell office:value-type="float" office:value="-0.134120897565" calcext:value-type="float">
            <text:p>-0.134120897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.12663950109" calcext:value-type="float">
            <text:p>1.1266395011</text:p>
          </table:table-cell>
          <table:table-cell office:value-type="float" office:value="-0.143375179929" calcext:value-type="float">
            <text:p>-0.143375179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602294260362" calcext:value-type="float">
            <text:p>0.060229426</text:p>
          </table:table-cell>
          <table:table-cell office:value-type="float" office:value="-0.140368520491" calcext:value-type="float">
            <text:p>-0.140368520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991770313174" calcext:value-type="float">
            <text:p>0.9917703132</text:p>
          </table:table-cell>
          <table:table-cell office:value-type="float" office:value="-0.0133283844884" calcext:value-type="float">
            <text:p>-0.013328384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793369603413" calcext:value-type="float">
            <text:p>0.7933696034</text:p>
          </table:table-cell>
          <table:table-cell office:value-type="float" office:value="0.12044744038" calcext:value-type="float">
            <text:p>0.120447440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679952981514" calcext:value-type="float">
            <text:p>0.6799529815</text:p>
          </table:table-cell>
          <table:table-cell office:value-type="float" office:value="0.119752892678" calcext:value-type="float">
            <text:p>0.119752892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990446933352" calcext:value-type="float">
            <text:p>0.9904469334</text:p>
          </table:table-cell>
          <table:table-cell office:value-type="float" office:value="-0.138870788596" calcext:value-type="float">
            <text:p>-0.138870788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833964376588" calcext:value-type="float">
            <text:p>0.8339643766</text:p>
          </table:table-cell>
          <table:table-cell office:value-type="float" office:value="0.148749324331" calcext:value-type="float">
            <text:p>0.1487493243</text:p>
          </table:table-cell>
        </table:table-row>
      </table:table>
      <table:table table:name="Sheet2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eatures</text:p>
          </table:table-cell>
          <table:table-cell office:value-type="string" calcext:value-type="string">
            <text:p>Accuracy SVM</text:p>
          </table:table-cell>
          <table:table-cell office:value-type="string" calcext:value-type="string">
            <text:p>Wrong rate SVM</text:p>
          </table:table-cell>
          <table:table-cell office:value-type="string" calcext:value-type="string">
            <text:p>R^2 score SVM</text:p>
          </table:table-cell>
          <table:table-cell office:value-type="string" calcext:value-type="string">
            <text:p>Accuracy RF</text:p>
          </table:table-cell>
          <table:table-cell office:value-type="string" calcext:value-type="string">
            <text:p>Wrong rate RF</text:p>
          </table:table-cell>
          <table:table-cell office:value-type="string" calcext:value-type="string">
            <text:p>R^2 score RF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[0, 1, 2, 3, 4, 5, 8]</text:p>
          </table:table-cell>
          <table:table-cell office:value-type="float" office:value="0.48" calcext:value-type="float">
            <text:p>0.48</text:p>
          </table:table-cell>
          <table:table-cell office:value-type="float" office:value="0.215" calcext:value-type="float">
            <text:p>0.215</text:p>
          </table:table-cell>
          <table:table-cell office:value-type="float" office:value="0.000339827820569" calcext:value-type="float">
            <text:p>0.0003398278</text:p>
          </table:table-cell>
          <table:table-cell office:value-type="float" office:value="0.35" calcext:value-type="float">
            <text:p>0.35</text:p>
          </table:table-cell>
          <table:table-cell office:value-type="float" office:value="0.305" calcext:value-type="float">
            <text:p>0.305</text:p>
          </table:table-cell>
          <table:table-cell office:value-type="float" office:value="-0.282850022655" calcext:value-type="float">
            <text:p>-0.282850022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0, 1, 2, 3, 4, 5, 8, 9, 10, 11]</text:p>
          </table:table-cell>
          <table:table-cell office:value-type="float" office:value="0.43" calcext:value-type="float">
            <text:p>0.43</text:p>
          </table:table-cell>
          <table:table-cell office:value-type="float" office:value="0.205" calcext:value-type="float">
            <text:p>0.205</text:p>
          </table:table-cell>
          <table:table-cell office:value-type="float" office:value="-0.039306751246" calcext:value-type="float">
            <text:p>-0.0393067512</text:p>
          </table:table-cell>
          <table:table-cell office:value-type="float" office:value="0.405" calcext:value-type="float">
            <text:p>0.405</text:p>
          </table:table-cell>
          <table:table-cell office:value-type="float" office:value="0.225" calcext:value-type="float">
            <text:p>0.225</text:p>
          </table:table-cell>
          <table:table-cell office:value-type="float" office:value="-0.039306751246" calcext:value-type="float">
            <text:p>-0.039306751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[0, 1, 2, 3, 4, 5, 8, 14, 15, 16, 17, 18, 19]</text:p>
          </table:table-cell>
          <table:table-cell office:value-type="float" office:value="0.47" calcext:value-type="float">
            <text:p>0.47</text:p>
          </table:table-cell>
          <table:table-cell office:value-type="float" office:value="0.225" calcext:value-type="float">
            <text:p>0.225</text:p>
          </table:table-cell>
          <table:table-cell office:value-type="float" office:value="-0.118599909379" calcext:value-type="float">
            <text:p>-0.1185999094</text:p>
          </table:table-cell>
          <table:table-cell office:value-type="float" office:value="0.435" calcext:value-type="float">
            <text:p>0.435</text:p>
          </table:table-cell>
          <table:table-cell office:value-type="float" office:value="0.23" calcext:value-type="float">
            <text:p>0.23</text:p>
          </table:table-cell>
          <table:table-cell office:value-type="float" office:value="-0.0789533303126" calcext:value-type="float">
            <text:p>-0.078953330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[0, 1, 2, 3, 4, 5, 8, 9, 10, 11, 14, 15, 16, 17, 18, 19]</text:p>
          </table:table-cell>
          <table:table-cell office:value-type="float" office:value="0.44" calcext:value-type="float">
            <text:p>0.44</text:p>
          </table:table-cell>
          <table:table-cell office:value-type="float" office:value="0.205" calcext:value-type="float">
            <text:p>0.205</text:p>
          </table:table-cell>
          <table:table-cell office:value-type="float" office:value="-0.0534662437698" calcext:value-type="float">
            <text:p>-0.0534662438</text:p>
          </table:table-cell>
          <table:table-cell office:value-type="float" office:value="0.435" calcext:value-type="float">
            <text:p>0.435</text:p>
          </table:table-cell>
          <table:table-cell office:value-type="float" office:value="0.23" calcext:value-type="float">
            <text:p>0.23</text:p>
          </table:table-cell>
          <table:table-cell office:value-type="float" office:value="-0.0109877661985" calcext:value-type="float">
            <text:p>-0.010987766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[6, 7, 8]</text:p>
          </table:table-cell>
          <table:table-cell office:value-type="float" office:value="0.485" calcext:value-type="float">
            <text:p>0.485</text:p>
          </table:table-cell>
          <table:table-cell office:value-type="float" office:value="0.22" calcext:value-type="float">
            <text:p>0.22</text:p>
          </table:table-cell>
          <table:table-cell office:value-type="float" office:value="-0.209220661531" calcext:value-type="float">
            <text:p>-0.2092206615</text:p>
          </table:table-cell>
          <table:table-cell office:value-type="float" office:value="0.37" calcext:value-type="float">
            <text:p>0.37</text:p>
          </table:table-cell>
          <table:table-cell office:value-type="float" office:value="0.24" calcext:value-type="float">
            <text:p>0.24</text:p>
          </table:table-cell>
          <table:table-cell office:value-type="float" office:value="-0.350815586769" calcext:value-type="float">
            <text:p>-0.350815586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[6, 7, 8, 9, 10, 11]</text:p>
          </table:table-cell>
          <table:table-cell office:value-type="float" office:value="0.4" calcext:value-type="float">
            <text:p>0.4</text:p>
          </table:table-cell>
          <table:table-cell office:value-type="float" office:value="0.21" calcext:value-type="float">
            <text:p>0.21</text:p>
          </table:table-cell>
          <table:table-cell office:value-type="float" office:value="-0.22621205256" calcext:value-type="float">
            <text:p>-0.2262120526</text:p>
          </table:table-cell>
          <table:table-cell office:value-type="float" office:value="0.4" calcext:value-type="float">
            <text:p>0.4</text:p>
          </table:table-cell>
          <table:table-cell office:value-type="float" office:value="0.215" calcext:value-type="float">
            <text:p>0.215</text:p>
          </table:table-cell>
          <table:table-cell office:value-type="float" office:value="-0.257362936112" calcext:value-type="float">
            <text:p>-0.257362936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[6, 7, 8, 14, 15, 16, 17, 18, 19]</text:p>
          </table:table-cell>
          <table:table-cell office:value-type="float" office:value="0.48" calcext:value-type="float">
            <text:p>0.48</text:p>
          </table:table-cell>
          <table:table-cell office:value-type="float" office:value="0.205" calcext:value-type="float">
            <text:p>0.205</text:p>
          </table:table-cell>
          <table:table-cell office:value-type="float" office:value="-0.118599909379" calcext:value-type="float">
            <text:p>-0.1185999094</text:p>
          </table:table-cell>
          <table:table-cell office:value-type="float" office:value="0.415" calcext:value-type="float">
            <text:p>0.415</text:p>
          </table:table-cell>
          <table:table-cell office:value-type="float" office:value="0.215" calcext:value-type="float">
            <text:p>0.215</text:p>
          </table:table-cell>
          <table:table-cell office:value-type="float" office:value="-0.229043951065" calcext:value-type="float">
            <text:p>-0.229043951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[6, 7, 8, 9, 10, 11, 14, 15, 16, 17, 18, 19]</text:p>
          </table:table-cell>
          <table:table-cell office:value-type="float" office:value="0.45" calcext:value-type="float">
            <text:p>0.45</text:p>
          </table:table-cell>
          <table:table-cell office:value-type="float" office:value="0.21" calcext:value-type="float">
            <text:p>0.21</text:p>
          </table:table-cell>
          <table:table-cell office:value-type="float" office:value="-0.104440416855" calcext:value-type="float">
            <text:p>-0.1044404169</text:p>
          </table:table-cell>
          <table:table-cell office:value-type="float" office:value="0.43" calcext:value-type="float">
            <text:p>0.43</text:p>
          </table:table-cell>
          <table:table-cell office:value-type="float" office:value="0.195" calcext:value-type="float">
            <text:p>0.195</text:p>
          </table:table-cell>
          <table:table-cell office:value-type="float" office:value="-0.0223153602175" calcext:value-type="float">
            <text:p>-0.022315360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[12, 13, 8]</text:p>
          </table:table-cell>
          <table:table-cell office:value-type="float" office:value="0.505" calcext:value-type="float">
            <text:p>0.505</text:p>
          </table:table-cell>
          <table:table-cell office:value-type="float" office:value="0.205" calcext:value-type="float">
            <text:p>0.205</text:p>
          </table:table-cell>
          <table:table-cell office:value-type="float" office:value="-0.0846171273222" calcext:value-type="float">
            <text:p>-0.0846171273</text:p>
          </table:table-cell>
          <table:table-cell office:value-type="float" office:value="0.355" calcext:value-type="float">
            <text:p>0.355</text:p>
          </table:table-cell>
          <table:table-cell office:value-type="float" office:value="0.295" calcext:value-type="float">
            <text:p>0.295</text:p>
          </table:table-cell>
          <table:table-cell office:value-type="float" office:value="-0.336656094246" calcext:value-type="float">
            <text:p>-0.33665609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[12, 13, 8, 9, 10, 11]</text:p>
          </table:table-cell>
          <table:table-cell office:value-type="float" office:value="0.425" calcext:value-type="float">
            <text:p>0.425</text:p>
          </table:table-cell>
          <table:table-cell office:value-type="float" office:value="0.205" calcext:value-type="float">
            <text:p>0.205</text:p>
          </table:table-cell>
          <table:table-cell office:value-type="float" office:value="-0.135591300408" calcext:value-type="float">
            <text:p>-0.1355913004</text:p>
          </table:table-cell>
          <table:table-cell office:value-type="float" office:value="0.345" calcext:value-type="float">
            <text:p>0.345</text:p>
          </table:table-cell>
          <table:table-cell office:value-type="float" office:value="0.245" calcext:value-type="float">
            <text:p>0.245</text:p>
          </table:table-cell>
          <table:table-cell office:value-type="float" office:value="-0.257362936112" calcext:value-type="float">
            <text:p>-0.257362936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[12, 13, 8, 14, 15, 16, 17, 18, 19]</text:p>
          </table:table-cell>
          <table:table-cell office:value-type="float" office:value="0.48" calcext:value-type="float">
            <text:p>0.48</text:p>
          </table:table-cell>
          <table:table-cell office:value-type="float" office:value="0.2" calcext:value-type="float">
            <text:p>0.2</text:p>
          </table:table-cell>
          <table:table-cell office:value-type="float" office:value="-0.0562981422746" calcext:value-type="float">
            <text:p>-0.0562981423</text:p>
          </table:table-cell>
          <table:table-cell office:value-type="float" office:value="0.405" calcext:value-type="float">
            <text:p>0.405</text:p>
          </table:table-cell>
          <table:table-cell office:value-type="float" office:value="0.23" calcext:value-type="float">
            <text:p>0.23</text:p>
          </table:table-cell>
          <table:table-cell office:value-type="float" office:value="-0.141255097417" calcext:value-type="float">
            <text:p>-0.141255097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[12, 13, 8, 9, 10, 11, 14, 15, 16, 17, 18, 19]</text:p>
          </table:table-cell>
          <table:table-cell office:value-type="float" office:value="0.43" calcext:value-type="float">
            <text:p>0.43</text:p>
          </table:table-cell>
          <table:table-cell office:value-type="float" office:value="0.195" calcext:value-type="float">
            <text:p>0.195</text:p>
          </table:table-cell>
          <table:table-cell office:value-type="float" office:value="-0.0562981422746" calcext:value-type="float">
            <text:p>-0.0562981423</text:p>
          </table:table-cell>
          <table:table-cell office:value-type="float" office:value="0.385" calcext:value-type="float">
            <text:p>0.385</text:p>
          </table:table-cell>
          <table:table-cell office:value-type="float" office:value="0.225" calcext:value-type="float">
            <text:p>0.225</text:p>
          </table:table-cell>
          <table:table-cell office:value-type="float" office:value="-0.220548255551" calcext:value-type="float">
            <text:p>-0.220548255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[20, 21, 22, 23, 24]</text:p>
          </table:table-cell>
          <table:table-cell office:value-type="float" office:value="0.535" calcext:value-type="float">
            <text:p>0.535</text:p>
          </table:table-cell>
          <table:table-cell office:value-type="float" office:value="0.165" calcext:value-type="float">
            <text:p>0.165</text:p>
          </table:table-cell>
          <table:table-cell office:value-type="float" office:value="0.150430448573" calcext:value-type="float">
            <text:p>0.1504304486</text:p>
          </table:table-cell>
          <table:table-cell office:value-type="float" office:value="0.49" calcext:value-type="float">
            <text:p>0.49</text:p>
          </table:table-cell>
          <table:table-cell office:value-type="float" office:value="0.185" calcext:value-type="float">
            <text:p>0.185</text:p>
          </table:table-cell>
          <table:table-cell office:value-type="float" office:value="0.0314907113729" calcext:value-type="float">
            <text:p>0.031490711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[20, 21, 22, 23, 24, 9, 10, 11]</text:p>
          </table:table-cell>
          <table:table-cell office:value-type="float" office:value="0.46" calcext:value-type="float">
            <text:p>0.46</text:p>
          </table:table-cell>
          <table:table-cell office:value-type="float" office:value="0.19" calcext:value-type="float">
            <text:p>0.19</text:p>
          </table:table-cell>
          <table:table-cell office:value-type="float" office:value="-0.0789533303126" calcext:value-type="float">
            <text:p>-0.0789533303</text:p>
          </table:table-cell>
          <table:table-cell office:value-type="float" office:value="0.445" calcext:value-type="float">
            <text:p>0.445</text:p>
          </table:table-cell>
          <table:table-cell office:value-type="float" office:value="0.175" calcext:value-type="float">
            <text:p>0.175</text:p>
          </table:table-cell>
          <table:table-cell office:value-type="float" office:value="-0.0449705482556" calcext:value-type="float">
            <text:p>-0.044970548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[20, 21, 22, 23, 24, 14, 15, 16, 17, 18, 19]</text:p>
          </table:table-cell>
          <table:table-cell office:value-type="float" office:value="0.495" calcext:value-type="float">
            <text:p>0.495</text:p>
          </table:table-cell>
          <table:table-cell office:value-type="float" office:value="0.18" calcext:value-type="float">
            <text:p>0.18</text:p>
          </table:table-cell>
          <table:table-cell office:value-type="float" office:value="0.0456502038967" calcext:value-type="float">
            <text:p>0.0456502039</text:p>
          </table:table-cell>
          <table:table-cell office:value-type="float" office:value="0.515" calcext:value-type="float">
            <text:p>0.515</text:p>
          </table:table-cell>
          <table:table-cell office:value-type="float" office:value="0.165" calcext:value-type="float">
            <text:p>0.165</text:p>
          </table:table-cell>
          <table:table-cell office:value-type="float" office:value="0.153262347077" calcext:value-type="float">
            <text:p>0.153262347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19T14:44:58.651406776</meta:creation-date>
    <dc:date>2014-11-19T18:17:53.005727603</dc:date>
    <meta:editing-duration>PT3H19M12S</meta:editing-duration>
    <meta:editing-cycles>117</meta:editing-cycles>
    <meta:generator>LibreOffice/4.2.7.2$Linux_X86_64 LibreOffice_project/420m0$Build-2</meta:generator>
    <meta:document-statistic meta:table-count="2" meta:cell-count="206" meta:object-count="0"/>
  </office:meta>
</office:document-meta>
</file>